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automatic-styles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1.746cm"/>
    </style:style>
    <style:style style:name="ro12" style:family="table-row">
      <style:table-row-properties style:row-height="0.49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8cm" fo:break-before="auto" style:use-optimal-row-height="false"/>
    </style:style>
    <style:style style:name="ro16" style:family="table-row">
      <style:table-row-properties style:row-height="1.184cm" fo:break-before="auto" style:use-optimal-row-height="false"/>
    </style:style>
    <style:style style:name="ro17" style:family="table-row">
      <style:table-row-properties style:row-height="0.524cm" fo:break-before="auto" style:use-optimal-row-height="false"/>
    </style:style>
    <style:style style:name="ro19" style:family="table-row">
      <style:table-row-properties style:row-height="0.265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177cm" fo:break-before="auto" style:use-optimal-row-height="false"/>
    </style:style>
    <style:style style:name="ro22" style:family="table-row">
      <style:table-row-properties style:row-height="1.185cm" fo:break-before="auto" style:use-optimal-row-height="fals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52" style:family="table-cell" style:parent-style-name="Default" style:data-style-name="N0"/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4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7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1" style:family="table-cell" style:parent-style-name="Default">
      <style:text-properties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6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8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5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9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200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201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202" style:family="table-cell" style:parent-style-name="Default" style:data-style-name="N0">
      <style:table-cell-properties fo:background-color="transparent" fo:border="0.06pt solid #000000"/>
    </style:style>
    <style:style style:name="ce203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4" style:family="table-cell" style:parent-style-name="Default" style:data-style-name="N0"/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1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2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4" style:family="table-cell" style:parent-style-name="Default" style:data-style-name="N0">
      <style:table-cell-properties fo:background-color="transparent" fo:border="0.06pt solid #000000"/>
    </style:style>
    <style:style style:name="ce145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4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46" style:family="text">
      <style:text-properties style:text-underline-style="solid" style:text-underline-width="auto" style:text-underline-color="font-color"/>
    </style:style>
    <style:style style:name="T177" style:family="text">
      <style:text-properties fo:color="#ff0000" loext:opacity="100%" style:text-underline-style="solid" style:text-underline-width="auto" style:text-underline-color="font-color"/>
    </style:style>
    <style:style style:name="T178" style:family="text">
      <style:text-properties fo:color="#ff0000" loext:opacity="100%"/>
    </style:style>
    <style:style style:name="T179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ff00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ffff00" loext:opacity="100%"/>
    </style:style>
    <style:style style:name="T176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182" style:family="text">
      <style:text-properties fo:color="#ff8000" loext:opacity="100%"/>
    </style:style>
    <style:style style:name="T183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84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85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ffff38" loext:opacity="100%"/>
    </style:style>
    <style:style style:name="T188" style:family="text">
      <style:text-properties fo:color="#ffff38" loext:opacity="100%" fo:font-weight="bold" style:font-weight-asian="bold" style:font-weight-complex="bold"/>
    </style:style>
    <style:style style:name="T18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weight="normal" style:font-weight-asian="normal" style:font-weight-complex="normal"/>
    </style:style>
    <style:style style:name="T193" style:family="text">
      <style:text-properties fo:color="#ffff00" loext:opacity="100%" fo:font-weight="normal" style:font-weight-asian="normal" style:font-weight-complex="normal"/>
    </style:style>
    <style:style style:name="T194" style:family="text">
      <style:text-properties fo:color="#ffff00" loext:opacity="100%" style:text-underline-style="none" fo:font-weight="normal" style:font-weight-asian="normal" style:font-weight-complex="normal"/>
    </style:style>
    <style:style style:name="T195" style:family="text">
      <style:text-properties fo:color="#ffff00" loext:opacity="100%" style:font-name="Mono"/>
    </style:style>
    <style:style style:name="T196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ffff00" loext:opacity="100%" fo:font-weight="normal" style:font-weight-asian="normal" style:font-weight-complex="normal"/>
    </style:style>
    <style:style style:name="T201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ffff00" loext:opacity="100%" fo:font-weight="bold" style:font-weight-asian="bold" style:font-weight-complex="bold"/>
    </style:style>
    <style:style style:name="T206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ff6d6d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00" loext:opacity="100%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ffff00" loext:opacity="100%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color="#ff6d6d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3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34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37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35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3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4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22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26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27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T228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45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46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47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48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3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53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154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71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2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T230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62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63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31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67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6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65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70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5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7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23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0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 fo:color="#ff0000"/>
    </style:style>
    <style:style style:name="T92" style:family="text">
      <style:text-properties fo:font-size="11pt" fo:font-weight="normal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93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/>
    </style:style>
    <style:style style:name="T9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weight-asian="normal" style:font-weight-complex="normal" style:font-style-asian="normal" style:font-style-complex="normal" fo:font-size="11pt" style:font-size-asian="11pt" style:font-size-complex="11pt"/>
    </style:style>
    <style:style style:name="T95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 fo:color="#ff8000"/>
    </style:style>
    <style:style style:name="T98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bold" style:font-weight-complex="bold" style:font-style-asian="normal" style:font-style-complex="normal"/>
    </style:style>
    <style:style style:name="T100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/>
    </style:style>
    <style:style style:name="T101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bold" style:font-weight-asian="bold" style:font-weight-complex="bold"/>
    </style:style>
    <style:style style:name="T102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normal" style:font-weight-asian="normal" style:font-weight-complex="normal"/>
    </style:style>
    <style:style style:name="T103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104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bold" style:font-weight-complex="bold" style:font-style-asian="normal" style:font-style-complex="normal"/>
    </style:style>
    <style:style style:name="T105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font-weight="normal" style:font-weight-asian="normal" style:font-weight-complex="normal"/>
    </style:style>
    <style:style style:name="T106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font-weight="bold" style:font-weight-asian="bold" style:font-weight-complex="bold"/>
    </style:style>
    <style:style style:name="T10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10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 fo:color="#ffff00"/>
    </style:style>
    <style:style style:name="T109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10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11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1" style:font-name-asian="Mono1" style:font-name-complex="Mono1"/>
    </style:style>
    <style:style style:name="T11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2" style:font-name-complex="Calibri2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 fo:color="#ffffff"/>
    </style:style>
    <style:style style:name="T114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 fo:color="#ffff00"/>
    </style:style>
    <style:style style:name="T1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 fo:color="#000000"/>
    </style:style>
    <style:style style:name="T11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18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19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2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2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22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font-weight="bold" style:font-weight-asian="bold" style:font-weight-complex="bold"/>
    </style:style>
    <style:style style:name="T123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font-weight="normal" style:font-weight-asian="normal" style:font-weight-complex="normal"/>
    </style:style>
    <style:style style:name="T124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weight-asian="normal" style:font-weight-complex="normal" style:font-style-asian="normal" style:font-style-complex="normal" fo:color="#000000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weight-asian="normal" style:font-weight-complex="normal" style:font-style-asian="normal" style:font-style-complex="normal" fo:color="#ffff00"/>
    </style:style>
    <style:style style:name="T126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color="#ffff00" fo:font-weight="bold" style:font-weight-asian="bold" style:font-weight-complex="bold"/>
    </style:style>
    <style:style style:name="T127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color="#ffffff" fo:font-weight="normal" style:font-weight-asian="normal" style:font-weight-complex="normal"/>
    </style:style>
    <style:style style:name="T128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color="#ff6d6d" fo:font-weight="bold" style:font-weight-asian="bold" style:font-weight-complex="bold"/>
    </style:style>
    <style:style style:name="T129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font-weight="normal" style:font-weight-asian="normal" style:font-weight-complex="normal" fo:color="#ffff00"/>
    </style:style>
    <style:style style:name="T130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color="#ffff00" fo:font-weight="normal" style:font-weight-asian="normal" style:font-weight-complex="normal"/>
    </style:style>
    <style:style style:name="T131" style:family="text">
      <style:text-properties style:text-underline-style="none" style:text-underline-color="font-color" style:text-line-through-type="none" fo:font-style="normal" style:text-outline="false" fo:text-shadow="none" style:font-name-asian="Calibri2" style:font-name-complex="Calibri2" style:font-style-asian="normal" style:font-style-complex="normal" fo:font-weight="bold" style:font-weight-asian="bold" style:font-weight-complex="bold" fo:color="#ff6d6d"/>
    </style:style>
    <style:style style:name="T139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/>
    </style:style>
    <style:style style:name="T140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4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2" style:font-name-complex="Calibri2"/>
    </style:style>
    <style:style style:name="T143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1" fo:font-size="11pt" style:font-name-asian="Mono1" style:font-name-complex="Mono1" style:font-size-asian="11pt" style:font-size-complex="11pt"/>
    </style:style>
    <style:style style:name="T144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2" style:font-name-complex="Calibri2"/>
    </style:style>
    <style:style style:name="T149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150" style:family="text">
      <style:text-properties style:text-underline-style="solid" style:text-underline-width="auto" style:text-underline-color="font-color" fo:color="#ff0000"/>
    </style:style>
    <style:style style:name="T151" style:family="text">
      <style:text-properties fo:color="#ff0000"/>
    </style:style>
    <style:style style:name="T15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6" style:family="text">
      <style:text-properties fo:color="#ffff00"/>
    </style:style>
    <style:style style:name="T158" style:family="text">
      <style:text-properties fo:color="#ff8000"/>
    </style:style>
    <style:style style:name="T15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6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6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66" style:family="text">
      <style:text-properties fo:color="#ffff38"/>
    </style:style>
    <style:style style:name="T168" style:family="text">
      <style:text-properties fo:color="#ffff38" fo:font-weight="bold" style:font-weight-asian="bold" style:font-weight-complex="bold"/>
    </style:style>
    <style:style style:name="T1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7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39" style:family="text">
      <style:text-properties fo:font-weight="normal" style:font-weight-asian="normal" style:font-weight-complex="normal" fo:color="#ffff00"/>
    </style:style>
    <style:style style:name="T240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41" style:family="text">
      <style:text-properties fo:color="#ffff00" style:font-name="Mono"/>
    </style:style>
    <style:style style:name="T24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4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4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46" style:family="text">
      <style:text-properties fo:color="#ffff00" fo:font-weight="normal" style:font-weight-asian="normal" style:font-weight-complex="normal"/>
    </style:style>
    <style:style style:name="T24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4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4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5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51" style:family="text">
      <style:text-properties fo:color="#ffff00" fo:font-weight="bold" style:font-weight-asian="bold" style:font-weight-complex="bold"/>
    </style:style>
    <style:style style:name="T252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5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5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5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5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5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5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6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6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6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6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6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6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2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2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27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7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/>
    </style:style>
    <style:style style:name="T2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weight-asian="normal" style:font-weight-complex="normal" style:font-style-asian="normal" style:font-style-complex="normal" fo:color="#ffff38"/>
    </style:style>
    <style:style style:name="T27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7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7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bold" style:font-weight-asian="bold" style:font-weight-complex="bold"/>
    </style:style>
    <style:style style:name="T276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2" style:font-name-complex="Calibri2" style:font-size-asian="12pt" style:font-size-complex="12pt" style:font-style-asian="normal" style:font-style-complex="normal" fo:font-weight="normal" style:font-weight-asian="normal" style:font-weight-complex="normal"/>
    </style:style>
    <style:style style:name="T277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bold" style:font-weight-complex="bold" style:font-style-asian="normal" style:font-style-complex="normal"/>
    </style:style>
    <style:style style:name="T27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7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8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8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8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8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2" style:font-name-complex="Calibri2"/>
    </style:style>
    <style:style style:name="T2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2" style:font-name-complex="Calibri2" fo:color="#000000"/>
    </style:style>
    <style:style style:name="T2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2" style:font-name-complex="Calibri2" fo:color="#ffff00"/>
    </style:style>
    <style:style style:name="T28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1" fo:font-size="11pt" style:font-name-asian="Mono1" style:font-name-complex="Mono1" style:font-size-asian="11pt" style:font-size-complex="11pt"/>
    </style:style>
    <style:style style:name="T28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2" style:font-name-complex="Calibr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2" table:default-cell-style-name="ce78"/>
        <table:table-column table:style-name="co16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93"> (conotativo ou </text:span><text:span text:style-name="T94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95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95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95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96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96"> </text:span><text:span text:style-name="T97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8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8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8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99">Engenharia de Software</text:span>: ciclo de vida do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99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Metodologias de desenvolvimento de software</text:span>: padrões de projeto, processo unificado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sistema gerenciador de banco de dados (SGBD): MySQL, PostgreSQ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99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99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99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99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99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99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00"> (</text:span><text:span text:style-name="T101">listas</text:span><text:span text:style-name="T102">: fila, pilha, lista encadeada circular – </text:span><text:span text:style-name="T101">árvore</text:span><text:span text:style-name="T102">, </text:span><text:span text:style-name="T101">hashtables</text:span><text:span text:style-name="T102">, </text:span><text:span text:style-name="T101">grafos</text:span><text:span text:style-name="T102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03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04">Condicionais</text:span><text:span text:style-name="T105">(também chamadas de Estruturas de Seleção IF ELSE, SWITCH CASE) e de </text:span><text:span text:style-name="T106">Repetição</text:span><text:span text:style-name="T105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00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07">Modularização </text:span><text:span text:style-name="T108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00"> (o ideal é um sistema com</text:span><text:span text:style-name="T101"> Alta Coesão </text:span><text:span text:style-name="T102">e </text:span><text:span text:style-name="T109">Fraco Acoplamento</text:span><text:span text:style-name="T110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96">(palavras-chave: </text:span><text:span text:style-name="T111">void</text:span><text:span text:style-name="T112"> / </text:span><text:span text:style-name="T111">return</text:span><text:span text:style-name="T112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00"> (aponta para o endereço de memória ‘&amp;’)</text:span><text:span text:style-name="T113"> e Chamadas por </text:span>valor <text:span text:style-name="T103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96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4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4">tratamento de exceção</text:span><text:span text:style-name="T115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96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96">(WebStorage)</text:span>, camadas<text:span text:style-name="T96">(MVC)</text:span> e design patterns<text:span text:style-name="T96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96">(design pattern/JSON)</text:span>, SOAP<text:span text:style-name="T96">(protocolo/XML)</text:span> e WebApi<text:span text:style-name="T96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6">Noções sobre metodologias de análise, projeto e desenvolvimento de sistemas</text:span><text:span text:style-name="T113"> </text:span><text:span text:style-name="T115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6">Modelagem UML</text:span><text:span text:style-name="T113"> </text:span><text:span text:style-name="T115">(diagramas </text:span><text:span text:style-name="T117">estruturais</text:span><text:span text:style-name="T118"> e </text:span><text:span text:style-name="T117">comportamentais</text:span><text:span text:style-name="T118">)</text:span><text:span text:style-name="T119"> </text:span><text:span text:style-name="T120">e E-R</text:span><text:span text:style-name="T121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22">
          <table:covered-table-cell/>
          <table:table-cell table:style-name="ce42" office:value-type="string" calcext:value-type="string">
            <text:p>Modelagem de Dados <text:span text:style-name="T114">(</text:span><text:span text:style-name="T115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6">Modelo entidade relacionamento</text:span><text:span text:style-name="T115"> (MER e sua representação gráfica: DE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96">(dados representados em </text:span><text:span text:style-name="T122">Tabelas</text:span><text:span text:style-name="T123">, [Entidade, atributo e relacionamento], </text:span><text:span text:style-name="T122">chaves primárias </text:span><text:span text:style-name="T123">e </text:span><text:span text:style-name="T122">estrangeir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24">Mapeamento E-R para relacional </text:span><text:span text:style-name="T125">[</text:span><text:span text:style-name="T126">Entidade</text:span><text:span text:style-name="T127"> </text:span><text:span text:style-name="T128">→</text:span><text:span text:style-name="T127"> </text:span><text:span text:style-name="T129">Tabela] [</text:span><text:span text:style-name="T126">Atributos</text:span><text:span text:style-name="T127"> </text:span><text:span text:style-name="T128">→</text:span><text:span text:style-name="T127"> </text:span><text:span text:style-name="T129">Colunas/campos] [</text:span><text:span text:style-name="T126">Relacionamento</text:span><text:span text:style-name="T130"> </text:span><text:span text:style-name="T128">→ </text:span><text:span text:style-name="T130">Cardinalidade] [Instância</text:span><text:span text:style-name="T126"> </text:span><text:span text:style-name="T131">→</text:span><text:span text:style-name="T127"> </text:span><text:span text:style-name="T129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96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0">
          <table:covered-table-cell/>
          <table:table-cell table:style-name="ce42" office:value-type="string" calcext:value-type="string">
            <text:p>Sistemas Gerenciadores de Banco de Dados: tabelas, visões <text:span text:style-name="T139">(selects armazenados na memória cache)</text:span>, índices<text:span text:style-name="T139"> (resumo de grandes tabelas)</text:span>, sequências <text:span text:style-name="T139">(criam um valor para uma chave primária)</text:span>, sinônimos <text:span text:style-name="T139">(referencia outro esquema de um BD distribuído)</text:span>, restrições <text:span text:style-name="T139">(regras para garantir a integridade)</text:span>, dicionário de dados<text:span text:style-name="T139"> (documento de metadados sobre a estrutura do BD)</text:span><text:span text:style-name="T113">, restrições de integridade </text:span><text:span text:style-name="T115">(domínio, referencial, vazio, chave ou definida pelo usuário)</text:span>, constraints<text:span text:style-name="T139">(de </text:span><text:span text:style-name="T140">TIPOS, NOT NULL, UNIQUE, PK, FK, DEFAULT, CHECK</text:span><text:span text:style-name="T142">)</text:span>, tipos de dados <text:span text:style-name="T139">(</text:span><text:span text:style-name="T140">int</text:span><text:span text:style-name="T142">, </text:span><text:span text:style-name="T140">char</text:span><text:span text:style-name="T142">, </text:span><text:span text:style-name="T140">varchar</text:span><text:span text:style-name="T142">, </text:span><text:span text:style-name="T140">float</text:span><text:span text:style-name="T142">, </text:span><text:span text:style-name="T143">date</text:span><text:span text:style-name="T144">)</text:span>, SQL, PL/SQL. <text:span text:style-name="T96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4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4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refeitura_2022" table:style-name="ta3">
        <table:table-column table:style-name="co6" table:default-cell-style-name="ce103"/>
        <table:table-column table:style-name="co7" table:default-cell-style-name="Default"/>
        <table:table-column table:style-name="co8" table:default-cell-style-name="ce120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13">
          <table:table-cell table:style-name="ce95" office:value-type="string" calcext:value-type="string">
            <text:p>Matéria</text:p>
          </table:table-cell>
          <table:table-cell table:style-name="ce104" office:value-type="string" calcext:value-type="string">
            <text:p>Conteúdo</text:p>
          </table:table-cell>
          <table:table-cell table:style-name="ce114" office:value-type="string" calcext:value-type="string">
            <text:p>ESTUDO</text:p>
          </table:table-cell>
          <table:table-cell table:style-name="ce121" office:value-type="string" calcext:value-type="string">
            <text:p>REVISÃO</text:p>
          </table:table-cell>
          <table:table-cell table:style-name="ce104" table:number-columns-repeated="1020"/>
        </table:table-row>
        <table:table-row table:style-name="ro2">
          <table:table-cell table:style-name="ce96" office:value-type="string" calcext:value-type="string" table:number-columns-spanned="1" table:number-rows-spanned="9">
            <text:p>LÍNGUA PORTUGUESA</text:p>
          </table:table-cell>
          <table:table-cell table:style-name="ce105" office:value-type="string" calcext:value-type="string">
            <text:p>1 Leitura e interpretação de <text:span text:style-name="T46">diversos</text:span><text:span text:style-name="T150"> tipos de textos</text:span><text:span text:style-name="T151"> </text:span>(literários e não literários).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2 Sinônimos e antônimos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<text:span text:style-name="T152">3 Sentido próprio e figurado das palavras</text:span><text:span text:style-name="T155"> (conotativo ou </text:span><text:span text:style-name="T151">denotativo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4 Pontuação <text:span text:style-name="T151">(Quando usar e não usar a vírgula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5 Classes de palavras.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6" office:value-type="string" calcext:value-type="string">
            <text:p>6 Concordância nominal e verbal.<text:span text:style-name="T151"> (flexão de gênero, número e/ou pessoa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<text:span text:style-name="T152">7 Regências nominal  e verbal. </text:span><text:span text:style-name="T155">(uso de preposições / </text:span><text:span text:style-name="T151">VTD ou VTI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5" office:value-type="string" calcext:value-type="string">
            <text:p>8  Colocação pronominal<text:span text:style-name="T151"> (próclise, ênclise e mesóclise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6"/>
          <table:table-cell table:style-name="ce106" office:value-type="string" calcext:value-type="string">
            <text:p>9 Crase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97" office:value-type="string" calcext:value-type="string" table:number-columns-spanned="1" table:number-rows-spanned="13">
            <text:p>MATEMÁTICA</text:p>
          </table:table-cell>
          <table:table-cell table:style-name="ce107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8"/>
          <table:table-cell table:style-name="ce107" office:value-type="string" calcext:value-type="string">
            <text:p>Representações fracionária ou decimal.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8"/>
          <table:table-cell table:style-name="ce107" office:value-type="string" calcext:value-type="string">
            <text:p>Mínimo múltiplo comum (MMC)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Máximo divisor comum (MDC)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8"/>
          <table:table-cell table:style-name="ce107" office:value-type="string" calcext:value-type="string">
            <text:p>Porcentagem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Razão e proporção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Regra de três simples ou composta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Sistema de equações do 1º grau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Equações do 2º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Grandezas e medidas – quantidade, tempo, comprimento, superfície, capacidade e massa <text:span text:style-name="T156">1m3 = 1000litros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Relação entre grandezas – tabela ou gráfico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98"/>
          <table:table-cell table:style-name="ce107" office:value-type="string" calcext:value-type="string">
            <text:p>Tratamento da informação – média aritmética simples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97"/>
          <table:table-cell table:style-name="ce107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 table:number-columns-spanned="1" table:number-rows-spanned="2">
            <text:p><text:span text:style-name="T149">ATUALIDADES</text:span></text:p>
            <text:p/>
          </table:table-cell>
          <table:table-cell table:style-name="ce100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0" table:number-columns-repeated="2"/>
          <table:table-cell table:style-name="ce125" table:number-columns-repeated="1020"/>
        </table:table-row>
        <table:table-row table:style-name="ro1">
          <table:covered-table-cell table:style-name="ce100"/>
          <table:table-cell table:style-name="ce100" office:value-type="string" calcext:value-type="string">
            <text:p>Anúncio remarcando provas publicado dia 30/08. (provavelmente serão questões do primeiro trimestre de 2020)</text:p>
          </table:table-cell>
          <table:table-cell table:style-name="ce100" table:number-columns-repeated="2"/>
          <table:table-cell table:style-name="ce125" table:number-columns-repeated="1020"/>
        </table:table-row>
        <table:table-row table:style-name="ro4">
          <table:table-cell table:style-name="ce101" office:value-type="string" calcext:value-type="string" table:number-columns-spanned="1" table:number-rows-spanned="6">
            <text:p>RACIOCÍNIO LÓGICO</text:p>
          </table:table-cell>
          <table:table-cell table:style-name="ce100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0" table:number-columns-repeated="2"/>
          <table:table-cell table:number-columns-repeated="1020"/>
        </table:table-row>
        <table:table-row table:style-name="ro14">
          <table:covered-table-cell table:style-name="ce101"/>
          <table:table-cell table:style-name="ce108" office:value-type="string" calcext:value-type="string">
            <text:p>Estruturas lógicas<text:span text:style-name="T156"> </text:span><text:span text:style-name="T158">(tabela do sim ou não)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101"/>
          <table:table-cell table:style-name="ce108" office:value-type="string" calcext:value-type="string">
            <text:p>lógicas de argumentação<text:span text:style-name="T158"> equivalência(=): p→q = q ou ~p = ~q → ~p          negativa(~): p e ~q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1"/>
          <table:table-cell table:style-name="ce108" office:value-type="string" calcext:value-type="string">
            <text:p>Diagramas lógicos <text:span text:style-name="T158">Diagrama de Venn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1"/>
          <table:table-cell table:style-name="ce108" office:value-type="string" calcext:value-type="string">
            <text:p>Sequências <text:span text:style-name="T158">investigue a soma das diferenças</text:span></text:p>
          </table:table-cell>
          <table:table-cell table:number-columns-repeated="2" table:style-name="ce11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1"/>
          <table:table-cell table:style-name="ce100" office:value-type="string" calcext:value-type="string">
            <text:p>Operação com conjuntos</text:p>
          </table:table-cell>
          <table:table-cell table:style-name="ce10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159">Algoritmos e estruturas de dados e objetos</text:span><text:span text:style-name="T160"> (</text:span><text:span text:style-name="T161">listas</text:span><text:span text:style-name="T164">: fila, </text:span><text:span text:style-name="T160">pilha, lista encadeada circular – </text:span><text:span text:style-name="T161">árvore</text:span><text:span text:style-name="T160">, </text:span><text:span text:style-name="T161">hashtables</text:span><text:span text:style-name="T160">, </text:span><text:span text:style-name="T161">grafos</text:span><text:span text:style-name="T164">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Tipos de dados: elementares e estruturados<text:span text:style-name="T166"> (int, float, char, boolean – string, objeto, música, imagens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2"/>
          <table:table-cell table:style-name="ce109" office:value-type="string" calcext:value-type="string">
            <text:p>Estruturas de controle de fluxo: <text:span text:style-name="T168">Condicionais</text:span><text:span text:style-name="T166">(também chamadas de Estruturas de Seleção IF ELSE, SWITCH CASE) e de </text:span><text:span text:style-name="T168">Repetição</text:span><text:span text:style-name="T166">(WHILE, DO-WHILE, FOR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2"/>
          <table:table-cell table:style-name="ce109" office:value-type="string" calcext:value-type="string">
            <text:p><text:span text:style-name="T172">Programação estruturada</text:span><text:span text:style-name="T173"> (</text:span><text:span text:style-name="T174">Sequencial, Condicionais e Iterações) + </text:span><text:span text:style-name="T175">(funções e procedimentos: criados para organização, compreensão, manutenção, reus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63">Modularização </text:span><text:span text:style-name="T239">(D</text:span><text:span text:style-name="T240">ividir o sistema em partes [classes, funções]. Facilita a detecção de erros, manutenção e reutilização do códig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159">Acoplamento entre módulos e coesão de módulos</text:span><text:span text:style-name="T160"> (o ideal é um sistema com</text:span><text:span text:style-name="T161"> Alta Coesão </text:span><text:span text:style-name="T164">e </text:span><text:span text:style-name="T168">Fraco Acoplamento</text:span><text:span text:style-name="T166"> para ter boa manutenibilidade)</text:span></text:p>
          </table:table-cell>
          <table:table-cell table:style-name="ce116" office:value-type="string" calcext:value-type="string">
            <text:p>OK</text:p>
          </table:table-cell>
          <table:table-cell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Procedimentos e sub-rotinas <text:span text:style-name="T156"> (palavras-chave: </text:span><text:span text:style-name="T241">void</text:span><text:span text:style-name="T156"> / </text:span><text:span text:style-name="T241">return</text:span><text:span text:style-name="T156">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152">Chamadas por referência</text:span><text:span text:style-name="T242"> (aponta para o endereço de memória ‘&amp;’)</text:span><text:span text:style-name="T243"> e Chamadas por </text:span>valor <text:span text:style-name="T166">(só copia o dado para o parâmetr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Programação por eventos<text:span text:style-name="T156"> (disparo de ações na mudança de estado, envio de mensagens ao manipular interfaces gráficas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<text:span text:style-name="T244">Programação orientada a objetos, classes, objetos, métodos, mensagens, herança, polimorfismo, sobrecarga,</text:span> interfaces e pacotes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<text:span text:style-name="T244">tratamento de exceção</text:span><text:span text:style-name="T245"> (throw, try catch, finally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HTML 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XML 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Javascript 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PHP <text:span text:style-name="T156">(linguagem interpretada [não-compilada], dinâmica pois não exige declarar a variável antes de usá-la, e fracamente tipada: não exige declarar o tipo)</text:span>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DHTML 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C# 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JSP (Java Server Pages)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Servlets 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ASP.Net (Active Server Pages)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10" office:value-type="string" calcext:value-type="string">
            <text:p>Arquiteturas de componentes: Microsoft COM, .Net, J2EE. 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PL/SQL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AJAX </text:p>
          </table:table-cell>
          <table:table-cell table:style-name="ce116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CSS </text:p>
          </table:table-cell>
          <table:table-cell table:style-name="ce116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Programação Web: conceitos fundamentais, persistência<text:span text:style-name="T246">(WebStorage)</text:span>, camadas<text:span text:style-name="T156">(MVC)</text:span> e design patterns<text:span text:style-name="T156">(GoF: Cretional, Structural e Behavioral)</text:span>.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Web services usando REST<text:span text:style-name="T156">(design pattern/JSON)</text:span>, SOAP<text:span text:style-name="T156">(protocolo/XML)</text:span> e WebApi<text:span text:style-name="T156">(cliente/servidor)</text:span>: ModelagemUML e E-R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<text:span text:style-name="T244">Noções sobre metodologias de análise, projeto e desenvolvimento de sistemas </text:span><text:span text:style-name="T245">(Agile/Scrum/XP)</text:span>, tecnologias web, frameworks de desenvolvimento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244">Modelagem UML </text:span><text:span text:style-name="T245">(diagramas </text:span><text:span text:style-name="T247">estruturais</text:span><text:span text:style-name="T248"> e </text:span><text:span text:style-name="T247">comportamentais</text:span><text:span text:style-name="T248">)</text:span><text:span text:style-name="T249"> e E-R</text:span><text:span text:style-name="T250"> (entidade forte ou fraca, cardinalidade dos relacionamentos)</text:span></text:p>
          </table:table-cell>
          <table:table-cell table:style-name="ce116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Banco de Dados: Conceitos de BD <text:span text:style-name="T156">(hierárquico, rede, relacional e OO)</text:span> e de SGBD, arquitetura de SGBD, Funções básicas de SGBD 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152">Modelagem de Dados </text:span><text:span text:style-name="T243"> (</text:span><text:span text:style-name="T245">tipos de modelos: </text:span>Modelo Conceitual<text:span text:style-name="T156">(DER)</text:span>, Modelo Lógico<text:span text:style-name="T156">(ficha da entidade)</text:span>, Modelo Físico<text:span text:style-name="T156">(identificação com tipos e restrições)</text:span> 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<text:span text:style-name="T244">Modelo entidade relacionamento</text:span><text:span text:style-name="T245"> (MER e sua representação gráfica: DER)</text:span>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Modelo relacional <text:span text:style-name="T156">(dados representados em </text:span><text:span text:style-name="T251">Tabelas</text:span><text:span text:style-name="T246">, [Entidade, atributo e relacionamento], </text:span><text:span text:style-name="T251">chaves primárias </text:span><text:span text:style-name="T246">e </text:span><text:span text:style-name="T251">estrangeiras)</text:span>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Restrições de integridade<text:span text:style-name="T156"> (Domínio, Referencial, Vazio, Chave ou Definida pelo Usuário)</text:span>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Normalização e dependência funcional <text:span text:style-name="T156">(reduzir a redundância de dados para aumentar a integridade e desempenho, 1ª forma normal exige atomicidade)</text:span>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11" office:value-type="string" calcext:value-type="string">
            <text:p><text:span text:style-name="T252">Mapeamento E-R para relacional  </text:span><text:span text:style-name="T253">[</text:span><text:span text:style-name="T254">Entidade</text:span><text:span text:style-name="T255"> </text:span><text:span text:style-name="T256">→</text:span><text:span text:style-name="T255"> </text:span><text:span text:style-name="T257">Tabela]    [</text:span><text:span text:style-name="T254">Atributos</text:span><text:span text:style-name="T255"> </text:span><text:span text:style-name="T256">→</text:span><text:span text:style-name="T255"> </text:span><text:span text:style-name="T257">Colunas/campos]    [</text:span><text:span text:style-name="T254">Relacionamento</text:span><text:span text:style-name="T258"> </text:span><text:span text:style-name="T256">→ </text:span><text:span text:style-name="T258">Cardinalidade]</text:span><text:span text:style-name="T259">   </text:span><text:span text:style-name="T260"> </text:span><text:span text:style-name="T261">[Instância</text:span><text:span text:style-name="T262"> </text:span><text:span text:style-name="T263">→</text:span><text:span text:style-name="T264"> </text:span><text:span text:style-name="T265">Linhas/registros/tuplas]</text:span>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12" office:value-type="string" calcext:value-type="string">
            <text:p>Álgebra relacional. </text:p>
          </table:table-cell>
          <table:table-cell table:style-name="ce117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12" office:value-type="string" calcext:value-type="string">
            <text:p>Cálculo relacional </text:p>
          </table:table-cell>
          <table:table-cell table:style-name="ce118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02"/>
          <table:table-cell table:style-name="ce109" office:value-type="string" calcext:value-type="string">
            <text:p>Linguagem SQL: Linguagem de definição de dados (DDL), Linguagem de manipulação de dados (DML)</text:p>
          </table:table-cell>
          <table:table-cell table:style-name="ce119" office:value-type="string" calcext:value-type="string">
            <text:p>OK</text:p>
          </table:table-cell>
          <table:table-cell table:style-name="ce124"/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Conceito de transação<text:span text:style-name="T156"> (executada como tarefa única, seguindo os princípios do ACID; cláusulas Commit, Rollback, begin-end transaction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09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12" office:value-type="string" calcext:value-type="string">
            <text:p>Procedimentos armazenados ("Stored Procedures") </text:p>
          </table:table-cell>
          <table:table-cell table:style-name="ce119" office:value-type="string" calcext:value-type="string">
            <text:p>OK</text:p>
          </table:table-cell>
          <table:table-cell table:style-name="ce119"/>
          <table:table-cell table:number-columns-repeated="1020"/>
        </table:table-row>
        <table:table-row table:style-name="ro14">
          <table:table-cell table:style-name="ce102"/>
          <table:table-cell table:style-name="ce112" office:value-type="string" calcext:value-type="string">
            <text:p>Gatilhos ("Triggers") <text:span text:style-name="T156">(stored procedure disparado por evento DML)</text:span></text:p>
          </table:table-cell>
          <table:table-cell table:style-name="ce119" office:value-type="string" calcext:value-type="string">
            <text:p>OK</text:p>
          </table:table-cell>
          <table:table-cell table:style-name="ce119"/>
          <table:table-cell table:number-columns-repeated="1020"/>
        </table:table-row>
        <table:table-row table:style-name="ro15">
          <table:table-cell table:style-name="ce102"/>
          <table:table-cell table:style-name="ce109" office:value-type="string" calcext:value-type="string">
            <text:p><text:span text:style-name="T152">Sistemas Gerenciadores de Banco de Dados: tabelas, visões </text:span><text:span text:style-name="T245">(selects armazenados na memória cache)</text:span><text:span text:style-name="T152">, índices</text:span><text:span text:style-name="T245"> (resumo de grandes tabelas)</text:span><text:span text:style-name="T152">, sequências </text:span><text:span text:style-name="T245">(criam um valor para uma chave primária)</text:span><text:span text:style-name="T152">, sinônimos </text:span><text:span text:style-name="T245">(referencia outro esquema de um BD distribuído)</text:span><text:span text:style-name="T152">, restrições </text:span><text:span text:style-name="T245">(regras para garantir a integridade)</text:span><text:span text:style-name="T152">, dicionário de dados</text:span><text:span text:style-name="T245"> (documento de metadados sobre a estrutura do BD)</text:span><text:span text:style-name="T243">, restrições de integridade </text:span><text:span text:style-name="T245">(domínio, referencial, vazio, chave ou definida pelo usuário)</text:span><text:span text:style-name="T152">, constraints</text:span><text:span text:style-name="T245">(de </text:span><text:span text:style-name="T266">TIPOS, NOT NULL, UNIQUE, PK, FK, DEFAULT, CHECK</text:span><text:span text:style-name="T267">)</text:span><text:span text:style-name="T268">, tipos de dados </text:span><text:span text:style-name="T269">(</text:span><text:span text:style-name="T270">int</text:span><text:span text:style-name="T267">, </text:span><text:span text:style-name="T270">char</text:span><text:span text:style-name="T267">, </text:span><text:span text:style-name="T270">varchar</text:span><text:span text:style-name="T267">, </text:span><text:span text:style-name="T270">float</text:span><text:span text:style-name="T267">, </text:span><text:span text:style-name="T241">date</text:span><text:span text:style-name="T156">)</text:span>, SQL, PL/SQL. <text:span text:style-name="T156">(e Suas cláusulas e funções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2"/>
          <table:table-cell table:style-name="ce112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19" office:value-type="string" calcext:value-type="string">
            <text:p>OK</text:p>
          </table:table-cell>
          <table:table-cell table:style-name="ce119"/>
          <table:table-cell table:number-columns-repeated="1020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113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4" table:number-rows-repeated="1048488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28"/>
        <table:table-column table:style-name="co2" table:default-cell-style-name="ce94"/>
        <table:table-column table:style-name="co11" table:default-cell-style-name="ce149"/>
        <table:table-column table:style-name="co12" table:default-cell-style-name="ce94"/>
        <table:table-column table:style-name="co5" table:number-columns-repeated="1020" table:default-cell-style-name="ce94"/>
        <table:table-row table:style-name="ro13">
          <table:table-cell table:style-name="ce126" office:value-type="string" calcext:value-type="string">
            <text:p>Matéria</text:p>
          </table:table-cell>
          <table:table-cell table:style-name="ce133" office:value-type="string" calcext:value-type="string">
            <text:p>Conteúdo</text:p>
          </table:table-cell>
          <table:table-cell table:style-name="ce147" office:value-type="string" calcext:value-type="string">
            <text:p>Estudo</text:p>
          </table:table-cell>
          <table:table-cell table:style-name="ce150" office:value-type="string" calcext:value-type="string">
            <text:p>Revisão</text:p>
          </table:table-cell>
          <table:table-cell table:style-name="ce133" table:number-columns-repeated="1020"/>
        </table:table-row>
        <table:table-row table:style-name="ro2">
          <table:table-cell table:style-name="ce127" office:value-type="string" calcext:value-type="string" table:number-columns-spanned="1" table:number-rows-spanned="9">
            <text:p>LÍNGUA PORTUGUESA</text:p>
          </table:table-cell>
          <table:table-cell table:style-name="ce134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2 Sinônimos e antônimo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3 Sentido próprio e figurado das palavras<text:span text:style-name="T95"> (denotativo ou conotativo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4 Pontuação <text:span text:style-name="T95">(Quando usar e não usar a vírgula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5 Classes de palavras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6 Concordância nominal e verbal.<text:span text:style-name="T95"> (flexão de gênero, número e/ou pessoa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4" office:value-type="string" calcext:value-type="string">
            <text:p>8 Colocação pronominal<text:span text:style-name="T95"> (próclise, ênclise e mesóclise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9 Crase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29" office:value-type="string" calcext:value-type="string" table:number-columns-spanned="1" table:number-rows-spanned="13">
            <text:p>MATEMÁTICA</text:p>
          </table:table-cell>
          <table:table-cell table:style-name="ce136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Representações fracionária ou decimal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Mínimo múltiplo comum (MMC)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Máximo divisor comum (MDC)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Porcentagem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Razão e proporção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Regra de três simples ou composta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Sistema de equações do 1º grau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Equações do 2º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Relação entre grandezas – tabela ou gráfico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6" office:value-type="string" calcext:value-type="string">
            <text:p>Tratamento da informação – média aritmética simple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36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130" office:value-type="string" calcext:value-type="string" table:number-columns-spanned="1" table:number-rows-spanned="2">
            <text:p><text:span text:style-name="T99">ATUALIDADES</text:span></text:p>
            <text:p/>
          </table:table-cell>
          <table:table-cell table:style-name="ce137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7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1" office:value-type="string" calcext:value-type="string" table:number-columns-spanned="1" table:number-rows-spanned="6">
            <text:p>RACIOCÍNIO LÓGICO</text:p>
          </table:table-cell>
          <table:table-cell table:style-name="ce138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8" office:value-type="string" calcext:value-type="string">
            <text:p>Estruturas lógica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8" office:value-type="string" calcext:value-type="string">
            <text:p>lógicas de argumentação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Diagramas lógico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Sequência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Operação com conjunto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2" office:value-type="string" calcext:value-type="string" table:number-columns-spanned="1" table:number-rows-spanned="39">
            <text:p>ESPECÍFICOS</text:p>
          </table:table-cell>
          <table:table-cell table:style-name="ce139" office:value-type="string" calcext:value-type="string">
            <text:p><text:span text:style-name="T271">Algoritmos e estruturas de dados e objetos</text:span><text:span text:style-name="T272"> (</text:span><text:span text:style-name="T273">listas</text:span><text:span text:style-name="T274">: fila, pilha, lista encadeada circular – </text:span><text:span text:style-name="T273">árvore</text:span><text:span text:style-name="T274">, </text:span><text:span text:style-name="T273">hashtables</text:span><text:span text:style-name="T274">, </text:span><text:span text:style-name="T273">grafos</text:span><text:span text:style-name="T274">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Tipos de dados: elementares e estruturados<text:span text:style-name="T103"> (int, float, char, boolean – string, objeto, música, imagen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Estruturas de controle de fluxo: <text:span text:style-name="T104">Condicionais</text:span><text:span text:style-name="T105">(também chamadas de Estruturas de Seleção IF ELSE, SWITCH CASE) e de </text:span><text:span text:style-name="T106">Repetição</text:span><text:span text:style-name="T105">(WHILE, DO-WHILE, FOR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7">
          <table:covered-table-cell/>
          <table:table-cell table:style-name="ce140" office:value-type="string" calcext:value-type="string">
            <text:p>Programação estruturada<text:span text:style-name="T103"> (Sequencial, Condicionais e Iteraçõe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Modularização <text:span text:style-name="T103">(funções e procedimentos: criados para que se tenha organização, compreensão, manutenção, reuso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Acoplamento entre módulos e coesão de módulos<text:span text:style-name="T103"> (o ideal é um sistema com</text:span><text:span text:style-name="T106"> Fraco Acoplamento</text:span><text:span text:style-name="T105"> e</text:span><text:span text:style-name="T106"> Alta Coesão</text:span><text:span text:style-name="T105"> para ter boa manutenibilidade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Procedimentos e sub-rotinas <text:span text:style-name="T96">(palavras-chave: </text:span><text:span text:style-name="T111">void</text:span><text:span text:style-name="T112"> / </text:span><text:span text:style-name="T111">return</text:span><text:span text:style-name="T112">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Chamadas por referência<text:span text:style-name="T103"> (aponta para o endereço de memória ‘&amp;’)</text:span> e valor <text:span text:style-name="T103">(só copia o dado para o parâmetro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9" office:value-type="string" calcext:value-type="string">
            <text:p>Programação por eventos<text:span text:style-name="T96"> (mudança de estado, envio de mensagens ao manipular interfaces gráfica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39" office:value-type="string" calcext:value-type="string">
            <text:p>Programação orientada a objetos, classes, objetos, métodos, mensagens, herança, polimorfismo, sobrecarga, interfaces e pacotes, tratamento de exceção<text:span text:style-name="T96"> (throw, try catch, finally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1" office:value-type="string" calcext:value-type="string">
            <text:p>HTML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1" office:value-type="string" calcext:value-type="string">
            <text:p>XML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DHTML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1" office:value-type="string" calcext:value-type="string">
            <text:p>Javascript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C#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1" office:value-type="string" calcext:value-type="string">
            <text:p>PHP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JSP<text:span text:style-name="T96"> (Java Server Page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39" office:value-type="string" calcext:value-type="string">
            <text:p>Servlets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ASP.Net <text:span text:style-name="T96">(Active Server Page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9">
          <table:covered-table-cell/>
          <table:table-cell table:style-name="ce142" table:number-columns-repeated="2"/>
          <table:table-cell table:style-name="ce151"/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Modelagem UML <text:span text:style-name="T139">(diagramas </text:span><text:span text:style-name="T275">estruturais</text:span><text:span text:style-name="T276"> e </text:span><text:span text:style-name="T275">comportamentais</text:span><text:span text:style-name="T276">)</text:span> e E-R<text:span text:style-name="T139"> (entidade forte ou fraca, cardinalidade dos relacionamentos)</text:span></text:p>
          </table:table-cell>
          <table:table-cell table:style-name="ce148" office:value-type="string" calcext:value-type="string">
            <text:p>OK</text:p>
          </table:table-cell>
          <table:table-cell table:style-name="ce148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<text:span text:style-name="T271">Modelagem de Dados </text:span>(<text:span text:style-name="T139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Modelo entidade relacionamento<text:span text:style-name="T139"> (MER e sua representação gráfica: DER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Modelo relacional <text:span text:style-name="T96">(dados representados em </text:span><text:span text:style-name="T122">Tabelas</text:span><text:span text:style-name="T123">, [Entidade, atributo e relacionamento], </text:span><text:span text:style-name="T122">chaves primárias </text:span><text:span text:style-name="T123">e </text:span><text:span text:style-name="T122">estrangeira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3" office:value-type="string" calcext:value-type="string">
            <text:p>Mapeamento E-R para relacional <text:span text:style-name="T96">[</text:span><text:span text:style-name="T122">Entidade</text:span> <text:span text:style-name="T277">→</text:span> <text:span text:style-name="T96">Tabela] [</text:span><text:span text:style-name="T122">Atributos</text:span> <text:span text:style-name="T277">→</text:span> <text:span text:style-name="T96">Colunas/campos] [</text:span><text:span text:style-name="T122">Relacionamento</text:span><text:span text:style-name="T123"> </text:span><text:span text:style-name="T278">→ </text:span><text:span text:style-name="T279">Cardinalidade] [Instância</text:span><text:span text:style-name="T280"> </text:span><text:span text:style-name="T281">→</text:span> <text:span text:style-name="T96">Linhas/registros/tuplas]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1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0">
          <table:covered-table-cell/>
          <table:table-cell table:style-name="ce139" office:value-type="string" calcext:value-type="string">
            <text:p><text:span text:style-name="T271">Sistemas Gerenciadores de Banco de Dados: tabelas, visões </text:span><text:span text:style-name="T115">(selects armazenados na memória cache)</text:span><text:span text:style-name="T116">, índices</text:span><text:span text:style-name="T115"> (resumo de grandes tabelas)</text:span><text:span text:style-name="T116">, sequências </text:span><text:span text:style-name="T115">(criam um valor para uma chave primária)</text:span><text:span text:style-name="T116">, sinônimos </text:span><text:span text:style-name="T115">(referencia outro esquema de um BD distribuído)</text:span><text:span text:style-name="T116">, restrições </text:span><text:span text:style-name="T115">(regras para garantir a integridade)</text:span><text:span text:style-name="T116">, dicionário de dados</text:span><text:span text:style-name="T115"> (documento de metadados sobre a estrutura do BD)</text:span>, restrições de integridade <text:span text:style-name="T139">(domínio, referencial, vazio, chave ou definida pelo usuário)</text:span><text:span text:style-name="T116">, constraints</text:span><text:span text:style-name="T115">(de </text:span><text:span text:style-name="T282">TIPOS, NOT NULL, UNIQUE, PK, FK, DEFAULT, CHECK</text:span><text:span text:style-name="T283">)</text:span><text:span text:style-name="T284">, tipos de dados </text:span><text:span text:style-name="T285">(</text:span><text:span text:style-name="T282">int</text:span><text:span text:style-name="T283">, </text:span><text:span text:style-name="T282">char</text:span><text:span text:style-name="T283">, </text:span><text:span text:style-name="T282">varchar</text:span><text:span text:style-name="T283">, </text:span><text:span text:style-name="T282">float</text:span><text:span text:style-name="T283">, </text:span><text:span text:style-name="T286">date</text:span><text:span text:style-name="T287">)</text:span>, SQL, PL/SQL. <text:span text:style-name="T96">(e seus parâmetros)</text:span></text:p>
          </table:table-cell>
          <table:table-cell table:number-columns-repeated="2" table:style-name="ce14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table:number-columns-spanned="3" table:number-rows-spanned="1"/>
          <table:covered-table-cell table:number-columns-repeated="2"/>
          <table:table-cell table:number-columns-repeated="1020"/>
        </table:table-row>
        <table:table-row table:style-name="ro14">
          <table:covered-table-cell/>
          <table:table-cell table:style-name="ce145" office:value-type="string" calcext:value-type="string">
            <text:p>Se sobrar tempo, veja: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Scrum, XP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Arquiteturas de componentes: Microsoft COM, .Net, J2EE.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AJAX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CSS</text:p>
          </table:table-cell>
          <table:table-cell table:style-name="ce148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covered-table-cell/>
          <table:table-cell table:style-name="ce146" office:value-type="string" calcext:value-type="string">
            <text:p>Programação Web: conceitos fundamentais, persistência, camadas e design patterns.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6" office:value-type="string" calcext:value-type="string">
            <text:p>Web services usando REST, SOAP e WebApi: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6" office:value-type="string" calcext:value-type="string">
            <text:p>Procedimentos armazenados ("Stored Procedures")</text:p>
          </table:table-cell>
          <table:table-cell table:style-name="ce148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6" office:value-type="string" calcext:value-type="string">
            <text:p>Gatilhos ("Triggers") <text:span text:style-name="T96">(stored procedure disparado por evento DML)</text:span></text:p>
          </table:table-cell>
          <table:table-cell table:style-name="ce148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146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48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4" table:number-rows-repeated="104850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07" number:language="pt" number:country="BR">
      <number:month number:textual="true"/>
      <number:text>/</number:text>
      <number:year/>
    </number:date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6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2" fo:font-family="Calibri" fo:font-size="11pt" style:font-name-asian="Calibri2" style:font-family-asian="Calibri" style:font-size-asian="11pt" style:font-name-complex="Calibri2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5-03T08:10:46.218000000</dc:date>
    <meta:print-date>2015-04-13T22:24:15Z</meta:print-date>
    <meta:editing-cycles>74</meta:editing-cycles>
    <meta:editing-duration>PT3H37M56S</meta:editing-duration>
    <meta:document-statistic meta:table-count="5" meta:cell-count="5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